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MapEntry.UnmodifiableMapEntry( final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apEntry.UnmodifiableMapEntry( final Object key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apEntry.UnmodifiableMapEntry( final KeyValue pa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ap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